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4.642cm" table:align="left"/>
    </style:style>
    <style:style style:name="Table1.A" style:family="table-column">
      <style:table-column-properties style:column-width="4.11cm"/>
    </style:style>
    <style:style style:name="Table1.B" style:family="table-column">
      <style:table-column-properties style:column-width="10.53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.499cm"/>
    </style:style>
    <style:style style:name="P4" style:family="paragraph" style:parent-style-name="Table_20_Contents">
      <style:paragraph-properties fo:margin-top="0cm" fo:margin-bottom="0.499cm"/>
      <style:text-properties fo:font-style="italic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ql Important Keywords : 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SQL Statement</text:p>
          </table:table-cell>
          <table:table-cell table:style-name="Table1.A1" office:value-type="string">
            <text:p text:style-name="Table_20_Heading">Syntax</text:p>
          </table:table-cell>
        </table:table-row>
        <table:table-row>
          <table:table-cell table:style-name="Table1.A1" office:value-type="string">
            <text:p text:style-name="P2">AND / OR</text:p>
          </table:table-cell>
          <table:table-cell table:style-name="Table1.A1" office:value-type="string">
            <text:p text:style-name="Table_20_Contents">SELECT column_name(s)<text:line-break/>FROM table_name<text:line-break/>WHERE condition<text:line-break/>AND|OR condition</text:p>
          </table:table-cell>
        </table:table-row>
        <table:table-row>
          <table:table-cell table:style-name="Table1.A1" office:value-type="string">
            <text:p text:style-name="P2">ALTER TABLE</text:p>
          </table:table-cell>
          <table:table-cell table:style-name="Table1.A1" office:value-type="string">
            <text:p text:style-name="P3">ALTER TABLE table_name <text:line-break/>ADD column_name datatype</text:p>
            <text:p text:style-name="P3">or</text:p>
            <text:p text:style-name="P3">ALTER TABLE table_name <text:line-break/>DROP COLUMN column_name</text:p>
          </table:table-cell>
        </table:table-row>
        <table:table-row>
          <table:table-cell table:style-name="Table1.A1" office:value-type="string">
            <text:p text:style-name="P2">AS (alias)</text:p>
          </table:table-cell>
          <table:table-cell table:style-name="Table1.A1" office:value-type="string">
            <text:p text:style-name="P3">SELECT column_name AS column_alias<text:line-break/>FROM table_name</text:p>
            <text:p text:style-name="P3">or</text:p>
            <text:p text:style-name="P3">SELECT column_name<text:line-break/>FROM table_name  AS table_alias</text:p>
          </table:table-cell>
        </table:table-row>
        <table:table-row>
          <table:table-cell table:style-name="Table1.A1" office:value-type="string">
            <text:p text:style-name="P2">BETWEEN</text:p>
          </table:table-cell>
          <table:table-cell table:style-name="Table1.A1" office:value-type="string">
            <text:p text:style-name="Table_20_Contents">SELECT column_name(s)<text:line-break/>FROM table_name<text:line-break/>WHERE column_name<text:line-break/>BETWEEN value1 AND value2</text:p>
          </table:table-cell>
        </table:table-row>
        <table:table-row>
          <table:table-cell table:style-name="Table1.A1" office:value-type="string">
            <text:p text:style-name="P2">CREATE DATABASE</text:p>
          </table:table-cell>
          <table:table-cell table:style-name="Table1.A1" office:value-type="string">
            <text:p text:style-name="Table_20_Contents">CREATE DATABASE database_name</text:p>
          </table:table-cell>
        </table:table-row>
        <table:table-row>
          <table:table-cell table:style-name="Table1.A1" office:value-type="string">
            <text:p text:style-name="P2">CREATE TABLE</text:p>
          </table:table-cell>
          <table:table-cell table:style-name="Table1.A1" office:value-type="string">
            <text:p text:style-name="Table_20_Contents">CREATE TABLE table_name<text:line-break/>(<text:line-break/>column_name1 data_type,<text:line-break/>column_name2 data_type,<text:line-break/>column_name3 data_type,<text:line-break/>...<text:line-break/>)</text:p>
          </table:table-cell>
        </table:table-row>
        <table:table-row>
          <table:table-cell table:style-name="Table1.A1" office:value-type="string">
            <text:p text:style-name="P2">CREATE INDEX</text:p>
          </table:table-cell>
          <table:table-cell table:style-name="Table1.A1" office:value-type="string">
            <text:p text:style-name="P3">CREATE INDEX index_name<text:line-break/>ON table_name (column_name)</text:p>
            <text:p text:style-name="P3">or</text:p>
            <text:p text:style-name="P3">CREATE UNIQUE INDEX index_name<text:line-break/>ON table_name (column_name)</text:p>
          </table:table-cell>
        </table:table-row>
        <table:table-row>
          <table:table-cell table:style-name="Table1.A1" office:value-type="string">
            <text:p text:style-name="P2">CREATE VIEW</text:p>
          </table:table-cell>
          <table:table-cell table:style-name="Table1.A1" office:value-type="string">
            <text:p text:style-name="Table_20_Contents">CREATE VIEW view_name AS<text:line-break/>SELECT column_name(s)<text:line-break/>FROM table_name<text:line-break/>WHERE condition</text:p>
          </table:table-cell>
        </table:table-row>
        <table:table-row>
          <table:table-cell table:style-name="Table1.A1" office:value-type="string">
            <text:p text:style-name="P2">DELETE</text:p>
          </table:table-cell>
          <table:table-cell table:style-name="Table1.A1" office:value-type="string">
            <text:p text:style-name="P3">DELETE FROM table_name<text:line-break/><text:soft-page-break/>WHERE some_column=some_value</text:p>
            <text:p text:style-name="P3">or</text:p>
            <text:p text:style-name="P3">DELETE FROM table_name <text:line-break/>(<text:span text:style-name="T1">Note: </text:span>Deletes the entire table!!)</text:p>
            <text:p text:style-name="P3">DELETE * FROM table_name <text:line-break/>(<text:span text:style-name="T1">Note: </text:span>Deletes the entire table!!)</text:p>
          </table:table-cell>
        </table:table-row>
        <table:table-row>
          <table:table-cell table:style-name="Table1.A1" office:value-type="string">
            <text:p text:style-name="P2">DROP DATABASE</text:p>
          </table:table-cell>
          <table:table-cell table:style-name="Table1.A1" office:value-type="string">
            <text:p text:style-name="Table_20_Contents">DROP DATABASE database_name</text:p>
          </table:table-cell>
        </table:table-row>
        <table:table-row>
          <table:table-cell table:style-name="Table1.A1" office:value-type="string">
            <text:p text:style-name="P2">DROP INDEX</text:p>
          </table:table-cell>
          <table:table-cell table:style-name="Table1.A1" office:value-type="string">
            <text:p text:style-name="Table_20_Contents">DROP INDEX table_name.index_name (SQL Server)<text:line-break/>DROP INDEX index_name ON table_name (MS Access)<text:line-break/>DROP INDEX index_name (DB2/Oracle)<text:line-break/>ALTER TABLE table_name<text:line-break/>DROP INDEX index_name (MySQL)</text:p>
          </table:table-cell>
        </table:table-row>
        <table:table-row>
          <table:table-cell table:style-name="Table1.A1" office:value-type="string">
            <text:p text:style-name="P2">DROP TABLE</text:p>
          </table:table-cell>
          <table:table-cell table:style-name="Table1.A1" office:value-type="string">
            <text:p text:style-name="Table_20_Contents">DROP TABLE table_name</text:p>
          </table:table-cell>
        </table:table-row>
        <table:table-row>
          <table:table-cell table:style-name="Table1.A1" office:value-type="string">
            <text:p text:style-name="P2">EXISTS</text:p>
          </table:table-cell>
          <table:table-cell table:style-name="Table1.A1" office:value-type="string">
            <text:p text:style-name="Table_20_Contents">IF EXISTS (SELECT * FROM table_name WHERE id = ?)<text:line-break/>BEGIN<text:line-break/>--do what needs to be done if exists<text:line-break/>END<text:line-break/>ELSE<text:line-break/>BEGIN<text:line-break/>--do what needs to be done if not<text:line-break/>END</text:p>
          </table:table-cell>
        </table:table-row>
        <table:table-row>
          <table:table-cell table:style-name="Table1.A1" office:value-type="string">
            <text:p text:style-name="P2">GROUP BY</text:p>
          </table:table-cell>
          <table:table-cell table:style-name="Table1.A1" office:value-type="string">
            <text:p text:style-name="Table_20_Contents">SELECT column_name, aggregate_function(column_name)<text:line-break/>FROM table_name<text:line-break/>WHERE column_name operator value<text:line-break/>GROUP BY column_name</text:p>
          </table:table-cell>
        </table:table-row>
        <table:table-row>
          <table:table-cell table:style-name="Table1.A1" office:value-type="string">
            <text:p text:style-name="P2">HAVING</text:p>
          </table:table-cell>
          <table:table-cell table:style-name="Table1.A1" office:value-type="string">
            <text:p text:style-name="Table_20_Contents">SELECT column_name, aggregate_function(column_name)<text:line-break/>FROM table_name<text:line-break/>WHERE column_name operator value<text:line-break/>GROUP BY column_name<text:line-break/>HAVING aggregate_function(column_name) operator value</text:p>
          </table:table-cell>
        </table:table-row>
        <table:table-row>
          <table:table-cell table:style-name="Table1.A1" office:value-type="string">
            <text:p text:style-name="P2">IN</text:p>
          </table:table-cell>
          <table:table-cell table:style-name="Table1.A1" office:value-type="string">
            <text:p text:style-name="Table_20_Contents">SELECT column_name(s)<text:line-break/>FROM table_name<text:line-break/>WHERE column_name<text:line-break/>IN (value1,value2,..)</text:p>
          </table:table-cell>
        </table:table-row>
        <table:table-row>
          <table:table-cell table:style-name="Table1.A1" office:value-type="string">
            <text:p text:style-name="P2">INSERT INTO</text:p>
          </table:table-cell>
          <table:table-cell table:style-name="Table1.A1" office:value-type="string">
            <text:p text:style-name="P3">INSERT INTO table_name<text:line-break/>VALUES (value1, value2, value3,....)</text:p>
            <text:p text:style-name="P4">or</text:p>
            <text:p text:style-name="P3">INSERT INTO table_name<text:line-break/>(column1, column2, column3,...)<text:line-break/>VALUES (value1, value2, value3,....)</text:p>
          </table:table-cell>
        </table:table-row>
        <table:table-row>
          <table:table-cell table:style-name="Table1.A1" office:value-type="string">
            <text:p text:style-name="P2">INNER JOIN</text:p>
          </table:table-cell>
          <table:table-cell table:style-name="Table1.A1" office:value-type="string">
            <text:p text:style-name="Table_20_Contents">SELECT column_name(s)<text:line-break/>FROM table_name1<text:line-break/>INNER JOIN table_name2 <text:line-break/><text:soft-page-break/>ON table_name1.column_name=table_name2.column_name</text:p>
          </table:table-cell>
        </table:table-row>
        <table:table-row>
          <table:table-cell table:style-name="Table1.A1" office:value-type="string">
            <text:p text:style-name="P2">LEFT JOIN</text:p>
          </table:table-cell>
          <table:table-cell table:style-name="Table1.A1" office:value-type="string">
            <text:p text:style-name="Table_20_Contents">SELECT column_name(s)<text:line-break/>FROM table_name1<text:line-break/>LEFT JOIN table_name2 <text:line-break/>ON table_name1.column_name=table_name2.column_name</text:p>
          </table:table-cell>
        </table:table-row>
        <table:table-row>
          <table:table-cell table:style-name="Table1.A1" office:value-type="string">
            <text:p text:style-name="P2">RIGHT JOIN</text:p>
          </table:table-cell>
          <table:table-cell table:style-name="Table1.A1" office:value-type="string">
            <text:p text:style-name="Table_20_Contents">SELECT column_name(s)<text:line-break/>FROM table_name1<text:line-break/>RIGHT JOIN table_name2 <text:line-break/>ON table_name1.column_name=table_name2.column_name</text:p>
          </table:table-cell>
        </table:table-row>
        <table:table-row>
          <table:table-cell table:style-name="Table1.A1" office:value-type="string">
            <text:p text:style-name="P2">FULL JOIN</text:p>
          </table:table-cell>
          <table:table-cell table:style-name="Table1.A1" office:value-type="string">
            <text:p text:style-name="Table_20_Contents">SELECT column_name(s)<text:line-break/>FROM table_name1<text:line-break/>FULL JOIN table_name2 <text:line-break/>ON table_name1.column_name=table_name2.column_name</text:p>
          </table:table-cell>
        </table:table-row>
        <table:table-row>
          <table:table-cell table:style-name="Table1.A1" office:value-type="string">
            <text:p text:style-name="P2">LIKE</text:p>
          </table:table-cell>
          <table:table-cell table:style-name="Table1.A1" office:value-type="string">
            <text:p text:style-name="Table_20_Contents">SELECT column_name(s)<text:line-break/>FROM table_name<text:line-break/>WHERE column_name LIKE pattern</text:p>
          </table:table-cell>
        </table:table-row>
        <table:table-row>
          <table:table-cell table:style-name="Table1.A1" office:value-type="string">
            <text:p text:style-name="P2">ORDER BY</text:p>
          </table:table-cell>
          <table:table-cell table:style-name="Table1.A1" office:value-type="string">
            <text:p text:style-name="Table_20_Contents">SELECT column_name(s)<text:line-break/>FROM table_name<text:line-break/>ORDER BY column_name [ASC|DESC]</text:p>
          </table:table-cell>
        </table:table-row>
        <table:table-row>
          <table:table-cell table:style-name="Table1.A1" office:value-type="string">
            <text:p text:style-name="P2">SELECT</text:p>
          </table:table-cell>
          <table:table-cell table:style-name="Table1.A1" office:value-type="string">
            <text:p text:style-name="Table_20_Contents">SELECT column_name(s)<text:line-break/>FROM table_name</text:p>
          </table:table-cell>
        </table:table-row>
        <table:table-row>
          <table:table-cell table:style-name="Table1.A1" office:value-type="string">
            <text:p text:style-name="P2">SELECT *</text:p>
          </table:table-cell>
          <table:table-cell table:style-name="Table1.A1" office:value-type="string">
            <text:p text:style-name="Table_20_Contents">SELECT *<text:line-break/>FROM table_name</text:p>
          </table:table-cell>
        </table:table-row>
        <table:table-row>
          <table:table-cell table:style-name="Table1.A1" office:value-type="string">
            <text:p text:style-name="P2">SELECT DISTINCT</text:p>
          </table:table-cell>
          <table:table-cell table:style-name="Table1.A1" office:value-type="string">
            <text:p text:style-name="Table_20_Contents">SELECT DISTINCT column_name(s)<text:line-break/>FROM table_name</text:p>
          </table:table-cell>
        </table:table-row>
        <table:table-row>
          <table:table-cell table:style-name="Table1.A1" office:value-type="string">
            <text:p text:style-name="P2">SELECT INTO</text:p>
          </table:table-cell>
          <table:table-cell table:style-name="Table1.A1" office:value-type="string">
            <text:p text:style-name="P3">SELECT *<text:line-break/>INTO new_table_name [IN externaldatabase]<text:line-break/>FROM old_table_name</text:p>
            <text:p text:style-name="P4">or</text:p>
            <text:p text:style-name="P3">SELECT column_name(s)<text:line-break/>INTO new_table_name [IN externaldatabase]<text:line-break/>FROM old_table_name</text:p>
          </table:table-cell>
        </table:table-row>
        <table:table-row>
          <table:table-cell table:style-name="Table1.A1" office:value-type="string">
            <text:p text:style-name="P2">SELECT TOP</text:p>
          </table:table-cell>
          <table:table-cell table:style-name="Table1.A1" office:value-type="string">
            <text:p text:style-name="Table_20_Contents">SELECT TOP number|percent column_name(s)<text:line-break/>FROM table_name</text:p>
          </table:table-cell>
        </table:table-row>
        <table:table-row>
          <table:table-cell table:style-name="Table1.A1" office:value-type="string">
            <text:p text:style-name="P2">TRUNCATE TABLE</text:p>
          </table:table-cell>
          <table:table-cell table:style-name="Table1.A1" office:value-type="string">
            <text:p text:style-name="Table_20_Contents">TRUNCATE TABLE table_name</text:p>
          </table:table-cell>
        </table:table-row>
        <table:table-row>
          <table:table-cell table:style-name="Table1.A1" office:value-type="string">
            <text:p text:style-name="P2">UNION</text:p>
          </table:table-cell>
          <table:table-cell table:style-name="Table1.A1" office:value-type="string">
            <text:p text:style-name="Table_20_Contents">SELECT column_name(s) FROM table_name1<text:line-break/>UNION<text:line-break/>SELECT column_name(s) FROM table_name2</text:p>
          </table:table-cell>
        </table:table-row>
        <table:table-row>
          <table:table-cell table:style-name="Table1.A1" office:value-type="string">
            <text:p text:style-name="P2">UNION ALL</text:p>
          </table:table-cell>
          <table:table-cell table:style-name="Table1.A1" office:value-type="string">
            <text:p text:style-name="Table_20_Contents">SELECT column_name(s) FROM table_name1<text:line-break/>UNION ALL<text:line-break/>SELECT column_name(s) FROM table_name2</text:p>
          </table:table-cell>
        </table:table-row>
        <table:table-row>
          <table:table-cell table:style-name="Table1.A1" office:value-type="string">
            <text:p text:style-name="P2">UPDATE</text:p>
          </table:table-cell>
          <table:table-cell table:style-name="Table1.A1" office:value-type="string">
            <text:p text:style-name="Table_20_Contents">UPDATE table_name<text:line-break/>SET column1=value, column2=value,...<text:line-break/>WHERE some_column=some_value</text:p>
          </table:table-cell>
        </table:table-row>
        <table:table-row>
          <table:table-cell table:style-name="Table1.A1" office:value-type="string">
            <text:p text:style-name="P2">WHERE</text:p>
          </table:table-cell>
          <table:table-cell table:style-name="Table1.A1" office:value-type="string">
            <text:p text:style-name="Table_20_Contents">SELECT column_name(s)<text:line-break/>FROM table_name<text:line-break/><text:soft-page-break/>WHERE column_name operator val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dian </meta:initial-creator>
    <meta:creation-date>2018-04-16T16:19:58</meta:creation-date>
    <dc:date>2018-04-16T16:21:25</dc:date>
    <dc:creator>Pandian </dc:creator>
    <meta:editing-duration>P0D</meta:editing-duration>
    <meta:editing-cycles>1</meta:editing-cycles>
    <meta:document-statistic meta:table-count="1" meta:image-count="0" meta:object-count="0" meta:page-count="4" meta:paragraph-count="82" meta:word-count="411" meta:character-count="3335" meta:non-whitespace-character-count="2998"/>
    <meta:generator>LibreOffice/3.5$Linux_x86 LibreOffice_project/350m1$Build-2</meta:generator>
  </office:meta>
</office:document-meta>
</file>